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Noto Serif CJK JP" svg:font-family="Noto Serif CJK JP" style:font-family-generic="roman"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Times, 'Times New Roman', serif" svg:font-family="Times, 'Times New Roman', serif"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text-properties style:font-name="Noto Serif CJK JP"/>
    </style:style>
    <style:style style:name="P2" style:parent-style-name="Heading1" style:family="paragraph">
      <style:text-properties style:font-name="Cambria"/>
    </style:style>
    <style:style style:name="P3" style:parent-style-name="Textbody" style:family="paragraph">
      <style:text-properties style:font-name="Calibri" style:font-name-complex="Calibri"/>
    </style:style>
    <style:style style:name="T4" style:parent-style-name="StrongEmphasis" style:family="text">
      <style:text-properties style:font-name="Cambria" fo:color="#000000" fo:font-size="14pt" style:font-size-asian="14pt" style:font-size-complex="14pt"/>
    </style:style>
    <style:style style:name="T5" style:parent-style-name="StrongEmphasis" style:family="text">
      <style:text-properties style:font-name="Calibri" style:font-name-complex="Calibri" fo:font-weight="normal" style:font-weight-asian="normal" style:font-weight-complex="normal" fo:color="#000000"/>
    </style:style>
    <style:style style:name="T6" style:parent-style-name="StrongEmphasis" style:family="text">
      <style:text-properties style:font-name="Calibri" style:font-name-complex="Calibri" fo:font-weight="normal" style:font-weight-asian="normal" style:font-weight-complex="normal" fo:color="#000000"/>
    </style:style>
    <style:style style:name="T7" style:parent-style-name="StrongEmphasis" style:family="text">
      <style:text-properties style:font-name="Calibri" style:font-name-complex="Calibri" fo:font-weight="normal" style:font-weight-asian="normal" style:font-weight-complex="normal" fo:color="#000000"/>
    </style:style>
    <style:style style:name="T8" style:parent-style-name="StrongEmphasis" style:family="text">
      <style:text-properties style:font-name="Cambria" fo:color="#000000" fo:font-size="14pt" style:font-size-asian="14pt" style:font-size-complex="14pt"/>
    </style:style>
    <style:style style:name="T9" style:parent-style-name="StrongEmphasis" style:family="text">
      <style:text-properties style:font-name="Cambria" fo:color="#000000" fo:font-size="14pt" style:font-size-asian="14pt" style:font-size-complex="14pt"/>
    </style:style>
    <style:style style:name="P10" style:parent-style-name="Textbody" style:family="paragraph"/>
    <style:style style:name="T11" style:parent-style-name="StrongEmphasis" style:family="text">
      <style:text-properties style:font-name="Calibri" style:font-name-complex="Calibri" fo:font-weight="normal" style:font-weight-asian="normal" style:font-weight-complex="normal" fo:color="#000000"/>
    </style:style>
    <style:style style:name="T12" style:parent-style-name="StrongEmphasis" style:family="text">
      <style:text-properties style:font-name="Calibri" style:font-name-complex="Calibri" fo:font-weight="normal" style:font-weight-asian="normal" style:font-weight-complex="normal" fo:color="#000000"/>
    </style:style>
    <style:style style:name="P13" style:parent-style-name="Textbody" style:family="paragraph"/>
    <style:style style:name="T14" style:parent-style-name="StrongEmphasis" style:family="text">
      <style:text-properties style:font-name="Calibri" style:font-name-complex="Calibri" fo:font-weight="normal" style:font-weight-asian="normal" style:font-weight-complex="normal" fo:color="#000000"/>
    </style:style>
    <style:style style:name="T15" style:parent-style-name="StrongEmphasis" style:family="text">
      <style:text-properties style:font-name="Calibri" style:font-name-complex="Calibri" fo:font-weight="normal" style:font-weight-asian="normal" style:font-weight-complex="normal" fo:color="#000000"/>
    </style:style>
    <style:style style:name="T16" style:parent-style-name="StrongEmphasis" style:family="text">
      <style:text-properties style:font-name="Calibri" style:font-name-complex="Calibri" fo:color="#000000"/>
    </style:style>
    <style:style style:name="T17" style:parent-style-name="StrongEmphasis" style:family="text">
      <style:text-properties style:font-name="Calibri" style:font-name-complex="Calibri" fo:font-weight="normal" style:font-weight-asian="normal" style:font-weight-complex="normal" fo:color="#000000"/>
    </style:style>
    <style:style style:name="T18" style:parent-style-name="StrongEmphasis" style:family="text">
      <style:text-properties style:font-name="Calibri" style:font-name-complex="Calibri" fo:font-weight="normal" style:font-weight-asian="normal" style:font-weight-complex="normal" fo:color="#000000"/>
    </style:style>
    <style:style style:name="T19" style:parent-style-name="StrongEmphasis" style:family="text">
      <style:text-properties style:font-name="Calibri" style:font-name-complex="Calibri" fo:font-weight="normal" style:font-weight-asian="normal" style:font-weight-complex="normal" fo:color="#000000"/>
    </style:style>
    <style:style style:name="T20" style:parent-style-name="StrongEmphasis" style:family="text">
      <style:text-properties style:font-name="Calibri" style:font-name-complex="Calibri" fo:color="#000000"/>
    </style:style>
    <style:style style:name="T21" style:parent-style-name="StrongEmphasis" style:family="text">
      <style:text-properties style:font-name="Calibri" style:font-name-complex="Calibri" fo:font-weight="normal" style:font-weight-asian="normal" style:font-weight-complex="normal" fo:color="#000000"/>
    </style:style>
    <style:style style:name="T22" style:parent-style-name="StrongEmphasis" style:family="text">
      <style:text-properties style:font-name="Calibri" style:font-name-complex="Calibri" fo:font-weight="normal" style:font-weight-asian="normal" style:font-weight-complex="normal" fo:color="#000000"/>
    </style:style>
    <style:style style:name="T23" style:parent-style-name="StrongEmphasis" style:family="text">
      <style:text-properties style:font-name="Calibri" style:font-name-complex="Calibri" fo:font-weight="normal" style:font-weight-asian="normal" style:font-weight-complex="normal" fo:color="#000000"/>
    </style:style>
    <style:style style:name="T24" style:parent-style-name="StrongEmphasis" style:family="text">
      <style:text-properties style:font-name="Calibri" style:font-name-complex="Calibri" fo:font-weight="normal" style:font-weight-asian="normal" style:font-weight-complex="normal" fo:color="#000000"/>
    </style:style>
    <style:style style:name="T25" style:parent-style-name="StrongEmphasis" style:family="text">
      <style:text-properties style:font-name="Noto Serif CJK JP" fo:color="#000000" fo:font-size="14pt" style:font-size-asian="14pt" style:font-size-complex="14pt"/>
    </style:style>
    <style:style style:name="T26" style:parent-style-name="StrongEmphasis" style:family="text">
      <style:text-properties style:font-name="Noto Serif CJK JP" fo:color="#000000" fo:font-size="14pt" style:font-size-asian="14pt" style:font-size-complex="14pt"/>
    </style:style>
    <style:style style:name="P27" style:parent-style-name="Textbody" style:family="paragraph"/>
    <style:style style:name="T28" style:parent-style-name="StrongEmphasis" style:family="text">
      <style:text-properties style:font-name="Noto Serif CJK JP" fo:color="#000000" fo:font-size="14pt" style:font-size-asian="14pt" style:font-size-complex="14pt"/>
    </style:style>
    <style:style style:name="T29" style:parent-style-name="StrongEmphasis" style:family="text">
      <style:text-properties style:font-name="Noto Serif CJK JP" fo:font-weight="normal" style:font-weight-asian="normal" style:font-weight-complex="normal" fo:color="#000000" fo:font-size="14pt" style:font-size-asian="14pt" style:font-size-complex="14pt"/>
    </style:style>
    <style:style style:name="T30" style:parent-style-name="StrongEmphasis" style:family="text">
      <style:text-properties style:font-name="Noto Serif CJK JP" fo:font-weight="normal" style:font-weight-asian="normal" style:font-weight-complex="normal" fo:color="#000000" fo:font-size="14pt" style:font-size-asian="14pt" style:font-size-complex="14pt"/>
    </style:style>
    <style:style style:name="P31" style:parent-style-name="Textbody" style:family="paragraph"/>
    <style:style style:name="T32" style:parent-style-name="StrongEmphasis" style:family="text">
      <style:text-properties style:font-name="Noto Serif CJK JP" fo:color="#000000" fo:font-size="14pt" style:font-size-asian="14pt" style:font-size-complex="14pt"/>
    </style:style>
    <style:style style:name="T33" style:parent-style-name="StrongEmphasis" style:family="text">
      <style:text-properties style:font-name="Noto Serif CJK JP" fo:color="#000000" fo:font-size="14pt" style:font-size-asian="14pt" style:font-size-complex="14pt"/>
    </style:style>
    <style:style style:name="T34" style:parent-style-name="StrongEmphasis" style:family="text">
      <style:text-properties style:font-name="Noto Serif CJK JP" fo:font-weight="normal" style:font-weight-asian="normal" style:font-weight-complex="normal" fo:color="#000000" fo:font-size="14pt" style:font-size-asian="14pt" style:font-size-complex="14pt"/>
    </style:style>
    <style:style style:name="T35" style:parent-style-name="StrongEmphasis" style:family="text">
      <style:text-properties style:font-name="Noto Serif CJK JP" fo:font-weight="normal" style:font-weight-asian="normal" style:font-weight-complex="normal" fo:color="#000000" fo:font-size="14pt" style:font-size-asian="14pt" style:font-size-complex="14pt"/>
    </style:style>
    <style:style style:name="T36" style:parent-style-name="StrongEmphasis" style:family="text">
      <style:text-properties style:font-name="Noto Serif CJK JP" fo:color="#000000" fo:font-size="14pt" style:font-size-asian="14pt" style:font-size-complex="14pt"/>
    </style:style>
    <style:style style:name="T37" style:parent-style-name="StrongEmphasis" style:family="text">
      <style:text-properties style:font-name="Noto Serif CJK JP" fo:font-weight="normal" style:font-weight-asian="normal" style:font-weight-complex="normal" fo:color="#000000" fo:font-size="14pt" style:font-size-asian="14pt" style:font-size-complex="14pt"/>
    </style:style>
    <style:style style:name="T38" style:parent-style-name="StrongEmphasis" style:family="text">
      <style:text-properties style:font-name="Noto Serif CJK JP"/>
    </style:style>
    <style:style style:name="T39" style:parent-style-name="StrongEmphasis" style:family="text">
      <style:text-properties style:font-name="Noto Serif CJK JP" fo:font-weight="normal" style:font-weight-asian="normal" style:font-weight-complex="normal"/>
    </style:style>
    <style:style style:name="T40" style:parent-style-name="StrongEmphasis" style:family="text">
      <style:text-properties style:font-name="Noto Serif CJK JP" fo:font-weight="normal" style:font-weight-asian="normal" style:font-weight-complex="normal"/>
    </style:style>
    <style:style style:name="T41" style:parent-style-name="StrongEmphasis" style:family="text">
      <style:text-properties style:font-name="Noto Serif CJK JP" fo:font-weight="normal" style:font-weight-asian="normal" style:font-weight-complex="normal"/>
    </style:style>
    <style:style style:name="T42" style:parent-style-name="StrongEmphasis" style:family="text">
      <style:text-properties style:font-name="Noto Serif CJK JP" fo:font-weight="normal" style:font-weight-asian="normal" style:font-weight-complex="normal"/>
    </style:style>
    <style:style style:name="P43" style:parent-style-name="Textbody" style:family="paragraph"/>
    <style:style style:name="T44" style:parent-style-name="StrongEmphasis" style:family="text">
      <style:text-properties style:font-name="Noto Serif CJK JP"/>
    </style:style>
    <style:style style:name="T45" style:parent-style-name="StrongEmphasis" style:family="text">
      <style:text-properties style:font-name="Noto Serif CJK JP" fo:font-weight="normal" style:font-weight-asian="normal" style:font-weight-complex="normal"/>
    </style:style>
    <style:style style:name="P46" style:parent-style-name="Textbody" style:family="paragraph"/>
    <style:style style:name="T47" style:parent-style-name="StrongEmphasis" style:family="text">
      <style:text-properties style:font-name="Noto Serif CJK JP"/>
    </style:style>
    <style:style style:name="T48" style:parent-style-name="StrongEmphasis" style:family="text">
      <style:text-properties style:font-name="Noto Serif CJK JP" fo:font-weight="normal" style:font-weight-asian="normal" style:font-weight-complex="normal"/>
    </style:style>
    <style:style style:name="P49" style:parent-style-name="Textbody" style:family="paragraph"/>
    <style:style style:name="T50" style:parent-style-name="StrongEmphasis" style:family="text">
      <style:text-properties style:font-name="Noto Serif CJK JP"/>
    </style:style>
    <style:style style:name="T51" style:parent-style-name="StrongEmphasis" style:family="text">
      <style:text-properties style:font-name="Noto Serif CJK JP" fo:font-weight="normal" style:font-weight-asian="normal" style:font-weight-complex="normal"/>
    </style:style>
    <style:style style:name="T52" style:parent-style-name="StrongEmphasis" style:family="text">
      <style:text-properties style:font-name="Noto Serif CJK JP" fo:font-weight="normal" style:font-weight-asian="normal" style:font-weight-complex="normal"/>
    </style:style>
    <style:style style:name="P53" style:parent-style-name="Textbody" style:family="paragraph"/>
    <style:style style:name="T54" style:parent-style-name="StrongEmphasis" style:family="text">
      <style:text-properties style:font-name="Noto Serif CJK JP"/>
    </style:style>
    <style:style style:name="T55" style:parent-style-name="StrongEmphasis" style:family="text">
      <style:text-properties style:font-name="Noto Serif CJK JP" fo:font-weight="normal" style:font-weight-asian="normal" style:font-weight-complex="normal"/>
    </style:style>
    <style:style style:name="T56" style:parent-style-name="StrongEmphasis" style:family="text">
      <style:text-properties style:font-name="Noto Serif CJK JP" fo:font-weight="normal" style:font-weight-asian="normal" style:font-weight-complex="normal"/>
    </style:style>
    <style:style style:name="T57" style:parent-style-name="StrongEmphasis" style:family="text">
      <style:text-properties style:font-name="Noto Serif CJK JP" fo:font-weight="normal" style:font-weight-asian="normal" style:font-weight-complex="normal"/>
    </style:style>
    <style:style style:name="T58" style:parent-style-name="StrongEmphasis" style:family="text">
      <style:text-properties style:font-name="Noto Serif CJK JP" fo:font-weight="normal" style:font-weight-asian="normal" style:font-weight-complex="normal"/>
    </style:style>
    <style:style style:name="P59" style:parent-style-name="Textbody" style:family="paragraph"/>
    <style:style style:name="T60" style:parent-style-name="StrongEmphasis" style:family="text">
      <style:text-properties style:font-name="Noto Serif CJK JP"/>
    </style:style>
    <style:style style:name="T61" style:parent-style-name="StrongEmphasis" style:family="text">
      <style:text-properties style:font-name="Noto Serif CJK JP" fo:font-weight="normal" style:font-weight-asian="normal" style:font-weight-complex="normal"/>
    </style:style>
    <style:style style:name="P62" style:parent-style-name="Textbody" style:family="paragraph"/>
    <style:style style:name="T63" style:parent-style-name="StrongEmphasis" style:family="text">
      <style:text-properties style:font-name="Noto Serif CJK JP"/>
    </style:style>
    <style:style style:name="T64" style:parent-style-name="StrongEmphasis" style:family="text">
      <style:text-properties style:font-name="Noto Serif CJK JP" fo:font-weight="normal" style:font-weight-asian="normal" style:font-weight-complex="normal"/>
    </style:style>
    <style:style style:name="T65" style:parent-style-name="StrongEmphasis" style:family="text">
      <style:text-properties style:font-name="Noto Serif CJK JP" fo:font-weight="normal" style:font-weight-asian="normal" style:font-weight-complex="normal"/>
    </style:style>
    <style:style style:name="T66" style:parent-style-name="StrongEmphasis" style:family="text">
      <style:text-properties style:font-name="Noto Serif CJK JP"/>
    </style:style>
    <style:style style:name="T67" style:parent-style-name="StrongEmphasis" style:family="text">
      <style:text-properties style:font-name="Noto Serif CJK JP"/>
    </style:style>
    <style:style style:name="T68" style:parent-style-name="StrongEmphasis" style:family="text">
      <style:text-properties style:font-name="Noto Serif CJK JP"/>
    </style:style>
    <style:style style:name="T69" style:parent-style-name="StrongEmphasis" style:family="text">
      <style:text-properties style:font-name="Noto Serif CJK JP"/>
    </style:style>
    <style:style style:name="T70" style:parent-style-name="StrongEmphasis" style:family="text">
      <style:text-properties style:font-name="Noto Serif CJK JP"/>
    </style:style>
    <style:style style:name="T71" style:parent-style-name="StrongEmphasis" style:family="text">
      <style:text-properties style:font-name="Noto Serif CJK JP" fo:font-weight="normal" style:font-weight-asian="normal" style:font-weight-complex="normal"/>
    </style:style>
    <style:style style:name="T72" style:parent-style-name="StrongEmphasis" style:family="text">
      <style:text-properties style:font-name="Noto Serif CJK JP"/>
    </style:style>
    <style:style style:name="P73" style:parent-style-name="Textbody" style:family="paragraph"/>
    <style:style style:name="T74" style:parent-style-name="StrongEmphasis" style:family="text">
      <style:text-properties style:font-name="Noto Serif CJK JP" fo:font-weight="normal" style:font-weight-asian="normal" style:font-weight-complex="normal" fo:font-size="14pt" style:font-size-asian="14pt" style:font-size-complex="14pt"/>
    </style:style>
    <style:style style:name="T75" style:parent-style-name="StrongEmphasis" style:family="text">
      <style:text-properties style:font-name="Noto Serif CJK JP" fo:font-weight="normal" style:font-weight-asian="normal" style:font-weight-complex="normal" fo:font-size="14pt" style:font-size-asian="14pt" style:font-size-complex="14pt"/>
    </style:style>
    <style:style style:name="P76" style:parent-style-name="Textbody" style:family="paragraph"/>
    <style:style style:name="T77" style:parent-style-name="StrongEmphasis" style:family="text">
      <style:text-properties style:font-name="Noto Serif CJK JP" fo:font-weight="normal" style:font-weight-asian="normal" style:font-weight-complex="normal" fo:font-size="14pt" style:font-size-asian="14pt" style:font-size-complex="14pt"/>
    </style:style>
    <style:style style:name="T78" style:parent-style-name="StrongEmphasis" style:family="text">
      <style:text-properties style:font-name="Noto Serif CJK JP" fo:font-size="14pt" style:font-size-asian="14pt" style:font-size-complex="14pt"/>
    </style:style>
    <style:style style:name="T79" style:parent-style-name="StrongEmphasis" style:family="text">
      <style:text-properties style:font-name="Noto Serif CJK JP" fo:font-weight="normal" style:font-weight-asian="normal" style:font-weight-complex="normal" fo:font-size="14pt" style:font-size-asian="14pt" style:font-size-complex="14pt"/>
    </style:style>
    <style:style style:name="P80" style:parent-style-name="Textbody" style:family="paragraph"/>
    <style:style style:name="T81" style:parent-style-name="StrongEmphasis" style:family="text">
      <style:text-properties style:font-name="Noto Serif CJK JP" fo:font-weight="normal" style:font-weight-asian="normal" style:font-weight-complex="normal" fo:font-size="14pt" style:font-size-asian="14pt" style:font-size-complex="14pt"/>
    </style:style>
    <style:style style:name="T82" style:parent-style-name="StrongEmphasis" style:family="text">
      <style:text-properties style:font-name="Noto Serif CJK JP" fo:font-weight="normal" style:font-weight-asian="normal" style:font-weight-complex="normal" fo:font-size="14pt" style:font-size-asian="14pt" style:font-size-complex="14pt"/>
    </style:style>
    <style:style style:name="T83" style:parent-style-name="StrongEmphasis" style:family="text">
      <style:text-properties style:font-name="Noto Serif CJK JP" fo:font-size="14pt" style:font-size-asian="14pt" style:font-size-complex="14pt"/>
    </style:style>
    <style:style style:name="T84" style:parent-style-name="StrongEmphasis" style:family="text">
      <style:text-properties style:font-name="Noto Serif CJK JP"/>
    </style:style>
    <style:style style:name="T85" style:parent-style-name="StrongEmphasis" style:family="text">
      <style:text-properties style:font-name="Noto Serif CJK JP"/>
    </style:style>
    <style:style style:name="T86" style:parent-style-name="StrongEmphasis" style:family="text">
      <style:text-properties style:font-name="Noto Serif CJK JP" fo:font-weight="normal" style:font-weight-asian="normal" style:font-weight-complex="normal" fo:font-size="14pt" style:font-size-asian="14pt" style:font-size-complex="14pt"/>
    </style:style>
    <style:style style:name="T87" style:parent-style-name="StrongEmphasis" style:family="text">
      <style:text-properties style:font-name="Noto Serif CJK JP" fo:font-weight="normal" style:font-weight-asian="normal" style:font-weight-complex="normal" fo:font-size="14pt" style:font-size-asian="14pt" style:font-size-complex="14pt"/>
    </style:style>
    <style:style style:name="T88" style:parent-style-name="StrongEmphasis" style:family="text">
      <style:text-properties style:font-name="Noto Serif CJK JP" fo:font-size="14pt" style:font-size-asian="14pt" style:font-size-complex="14pt"/>
    </style:style>
    <style:style style:name="T89" style:parent-style-name="StrongEmphasis" style:family="text">
      <style:text-properties style:font-name="Noto Serif CJK JP" fo:font-weight="normal" style:font-weight-asian="normal" style:font-weight-complex="normal" fo:font-size="14pt" style:font-size-asian="14pt" style:font-size-complex="14pt"/>
    </style:style>
    <style:style style:name="T90" style:parent-style-name="StrongEmphasis" style:family="text">
      <style:text-properties style:font-name="Noto Serif CJK JP" fo:font-weight="normal" style:font-weight-asian="normal" style:font-weight-complex="normal" fo:font-size="14pt" style:font-size-asian="14pt" style:font-size-complex="14pt"/>
    </style:style>
    <style:style style:name="T91" style:parent-style-name="StrongEmphasis" style:family="text">
      <style:text-properties style:font-name="Noto Serif CJK JP" fo:font-weight="normal" style:font-weight-asian="normal" style:font-weight-complex="normal" fo:font-size="14pt" style:font-size-asian="14pt" style:font-size-complex="14pt"/>
    </style:style>
    <style:style style:name="T92" style:parent-style-name="StrongEmphasis" style:family="text">
      <style:text-properties style:font-name="Noto Serif CJK JP" fo:font-weight="normal" style:font-weight-asian="normal" style:font-weight-complex="normal" fo:font-size="14pt" style:font-size-asian="14pt" style:font-size-complex="14pt"/>
    </style:style>
    <style:style style:name="T93" style:parent-style-name="StrongEmphasis" style:family="text">
      <style:text-properties style:font-name="Noto Serif CJK JP" fo:font-weight="normal" style:font-weight-asian="normal" style:font-weight-complex="normal" fo:font-size="14pt" style:font-size-asian="14pt" style:font-size-complex="14pt"/>
    </style:style>
    <style:style style:name="T94" style:parent-style-name="StrongEmphasis" style:family="text">
      <style:text-properties style:font-name="Noto Serif CJK JP" fo:font-weight="normal" style:font-weight-asian="normal" style:font-weight-complex="normal" fo:font-size="14pt" style:font-size-asian="14pt" style:font-size-complex="14pt"/>
    </style:style>
    <style:style style:name="T95" style:parent-style-name="StrongEmphasis" style:family="text">
      <style:text-properties style:font-name="Noto Serif CJK JP" fo:font-weight="normal" style:font-weight-asian="normal" style:font-weight-complex="normal" fo:font-size="14pt" style:font-size-asian="14pt" style:font-size-complex="14pt"/>
    </style:style>
    <style:style style:name="T96" style:parent-style-name="StrongEmphasis" style:family="text">
      <style:text-properties style:font-name="Noto Serif CJK JP" fo:font-size="14pt" style:font-size-asian="14pt" style:font-size-complex="14pt"/>
    </style:style>
    <style:style style:name="T97" style:parent-style-name="StrongEmphasis" style:family="text">
      <style:text-properties style:font-name="Noto Serif CJK JP" fo:font-weight="normal" style:font-weight-asian="normal" style:font-weight-complex="normal" fo:font-size="14pt" style:font-size-asian="14pt" style:font-size-complex="14pt"/>
    </style:style>
    <style:style style:name="T98" style:parent-style-name="StrongEmphasis" style:family="text">
      <style:text-properties style:font-name="Noto Serif CJK JP" fo:font-weight="normal" style:font-weight-asian="normal" style:font-weight-complex="normal" fo:font-size="14pt" style:font-size-asian="14pt" style:font-size-complex="14pt"/>
    </style:style>
    <style:style style:name="T99" style:parent-style-name="StrongEmphasis" style:family="text">
      <style:text-properties style:font-name="Noto Serif CJK JP" fo:font-size="14pt" style:font-size-asian="14pt" style:font-size-complex="14pt"/>
    </style:style>
    <style:style style:name="T100" style:parent-style-name="StrongEmphasis" style:family="text">
      <style:text-properties style:font-name="Noto Serif CJK JP" fo:font-weight="normal" style:font-weight-asian="normal" style:font-weight-complex="normal" fo:font-size="14pt" style:font-size-asian="14pt" style:font-size-complex="14pt"/>
    </style:style>
    <style:style style:name="T101" style:parent-style-name="StrongEmphasis" style:family="text">
      <style:text-properties style:font-name="Noto Serif CJK JP" fo:font-weight="normal" style:font-weight-asian="normal" style:font-weight-complex="normal" fo:font-size="14pt" style:font-size-asian="14pt" style:font-size-complex="14pt"/>
    </style:style>
    <style:style style:name="T102" style:parent-style-name="StrongEmphasis" style:family="text">
      <style:text-properties style:font-name="Noto Serif CJK JP" fo:font-size="14pt" style:font-size-asian="14pt" style:font-size-complex="14pt"/>
    </style:style>
    <style:style style:name="T103" style:parent-style-name="StrongEmphasis" style:family="text">
      <style:text-properties style:font-name="Noto Serif CJK JP" fo:font-weight="normal" style:font-weight-asian="normal" style:font-weight-complex="normal" fo:font-size="14pt" style:font-size-asian="14pt" style:font-size-complex="14pt"/>
    </style:style>
    <style:style style:name="T104" style:parent-style-name="StrongEmphasis" style:family="text">
      <style:text-properties style:font-name="Noto Serif CJK JP" fo:font-size="14pt" style:font-size-asian="14pt" style:font-size-complex="14pt"/>
    </style:style>
    <style:style style:name="T105" style:parent-style-name="StrongEmphasis" style:family="text">
      <style:text-properties style:font-name="Noto Serif CJK JP" fo:font-weight="normal" style:font-weight-asian="normal" style:font-weight-complex="normal" fo:font-size="14pt" style:font-size-asian="14pt" style:font-size-complex="14pt"/>
    </style:style>
    <style:style style:name="T106" style:parent-style-name="StrongEmphasis" style:family="text">
      <style:text-properties style:font-name="Noto Serif CJK JP" fo:font-weight="normal" style:font-weight-asian="normal" style:font-weight-complex="normal" fo:font-size="14pt" style:font-size-asian="14pt" style:font-size-complex="14pt"/>
    </style:style>
    <style:style style:name="T107" style:parent-style-name="StrongEmphasis" style:family="text">
      <style:text-properties style:font-name="Noto Serif CJK JP" fo:font-weight="normal" style:font-weight-asian="normal" style:font-weight-complex="normal" fo:font-size="14pt" style:font-size-asian="14pt" style:font-size-complex="14pt"/>
    </style:style>
    <style:style style:name="T108" style:parent-style-name="StrongEmphasis" style:family="text">
      <style:text-properties style:font-name="Noto Serif CJK JP"/>
    </style:style>
    <style:style style:name="T109" style:parent-style-name="StrongEmphasis" style:family="text">
      <style:text-properties style:font-name="Noto Serif CJK JP"/>
    </style:style>
    <style:style style:name="T110" style:parent-style-name="StrongEmphasis" style:family="text">
      <style:text-properties style:font-name="Noto Serif CJK JP" fo:font-weight="normal" style:font-weight-asian="normal" style:font-weight-complex="normal" fo:font-size="14pt" style:font-size-asian="14pt" style:font-size-complex="14pt"/>
    </style:style>
    <style:style style:name="T111" style:parent-style-name="StrongEmphasis" style:family="text">
      <style:text-properties style:font-name="Noto Serif CJK JP" fo:font-size="14pt" style:font-size-asian="14pt" style:font-size-complex="14pt"/>
    </style:style>
    <style:style style:name="T112" style:parent-style-name="StrongEmphasis" style:family="text">
      <style:text-properties style:font-name="Noto Serif CJK JP" fo:font-weight="normal" style:font-weight-asian="normal" style:font-weight-complex="normal" fo:font-size="14pt" style:font-size-asian="14pt" style:font-size-complex="14pt"/>
    </style:style>
    <style:style style:name="T113" style:parent-style-name="StrongEmphasis" style:family="text">
      <style:text-properties style:font-name="Noto Serif CJK JP" fo:font-weight="normal" style:font-weight-asian="normal" style:font-weight-complex="normal" fo:font-size="14pt" style:font-size-asian="14pt" style:font-size-complex="14pt"/>
    </style:style>
    <style:style style:name="T114" style:parent-style-name="StrongEmphasis" style:family="text">
      <style:text-properties style:font-name="Noto Serif CJK JP" fo:font-weight="normal" style:font-weight-asian="normal" style:font-weight-complex="normal" fo:font-size="14pt" style:font-size-asian="14pt" style:font-size-complex="14pt"/>
    </style:style>
    <style:style style:name="T115" style:parent-style-name="StrongEmphasis" style:family="text">
      <style:text-properties style:font-name="Noto Serif CJK JP"/>
    </style:style>
    <style:style style:name="T116" style:parent-style-name="StrongEmphasis" style:family="text">
      <style:text-properties style:font-name="Noto Serif CJK JP"/>
    </style:style>
    <style:style style:name="T117" style:parent-style-name="StrongEmphasis" style:family="text">
      <style:text-properties style:font-name="Noto Serif CJK JP" fo:font-weight="normal" style:font-weight-asian="normal" style:font-weight-complex="normal"/>
    </style:style>
    <style:style style:name="T118" style:parent-style-name="StrongEmphasis" style:family="text">
      <style:text-properties style:font-name="Noto Serif CJK JP" fo:font-weight="normal" style:font-weight-asian="normal" style:font-weight-complex="normal"/>
    </style:style>
    <style:style style:name="T119" style:parent-style-name="StrongEmphasis" style:family="text">
      <style:text-properties style:font-name="Noto Serif CJK JP"/>
    </style:style>
    <style:style style:name="T120" style:parent-style-name="StrongEmphasis" style:family="text">
      <style:text-properties style:font-name="Noto Serif CJK JP" fo:font-weight="normal" style:font-weight-asian="normal" style:font-weight-complex="normal"/>
    </style:style>
    <style:style style:name="T121" style:parent-style-name="StrongEmphasis" style:family="text">
      <style:text-properties style:font-name="Noto Serif CJK JP"/>
    </style:style>
    <style:style style:name="T122" style:parent-style-name="StrongEmphasis" style:family="text">
      <style:text-properties style:font-name="Noto Serif CJK JP" fo:font-weight="normal" style:font-weight-asian="normal" style:font-weight-complex="normal"/>
    </style:style>
    <style:style style:name="T123" style:parent-style-name="StrongEmphasis" style:family="text">
      <style:text-properties style:font-name="Noto Serif CJK JP"/>
    </style:style>
    <style:style style:name="T124" style:parent-style-name="StrongEmphasis" style:family="text">
      <style:text-properties style:font-name="Noto Serif CJK JP"/>
    </style:style>
    <style:style style:name="T125" style:parent-style-name="StrongEmphasis" style:family="text">
      <style:text-properties style:font-name="Times, 'Times New Roman', serif" fo:font-weight="normal" style:font-weight-asian="normal" style:font-weight-complex="normal"/>
    </style:style>
    <style:style style:name="T126" style:parent-style-name="StrongEmphasis" style:family="text">
      <style:text-properties style:font-name="Noto Serif CJK JP"/>
    </style:style>
    <style:style style:name="T127" style:parent-style-name="StrongEmphasis" style:family="text">
      <style:text-properties style:font-name="Noto Serif CJK JP" fo:font-weight="normal" style:font-weight-asian="normal" style:font-weight-complex="normal"/>
    </style:style>
    <style:style style:name="T128" style:parent-style-name="StrongEmphasis" style:family="text">
      <style:text-properties style:font-name="Noto Serif CJK JP"/>
    </style:style>
    <style:style style:name="T129" style:parent-style-name="StrongEmphasis" style:family="text">
      <style:text-properties style:font-name="Noto Serif CJK JP" fo:font-weight="normal" style:font-weight-asian="normal" style:font-weight-complex="normal"/>
    </style:style>
    <style:style style:name="T130" style:parent-style-name="StrongEmphasis" style:family="text">
      <style:text-properties style:font-name="Noto Serif CJK JP"/>
    </style:style>
    <style:style style:name="T131" style:parent-style-name="StrongEmphasis" style:family="text">
      <style:text-properties style:font-name="Noto Serif CJK JP"/>
    </style:style>
    <style:style style:name="T132" style:parent-style-name="StrongEmphasis" style:family="text">
      <style:text-properties style:font-name="Noto Serif CJK JP" fo:font-weight="normal" style:font-weight-asian="normal" style:font-weight-complex="normal"/>
    </style:style>
    <style:style style:name="T133" style:parent-style-name="StrongEmphasis" style:family="text">
      <style:text-properties style:font-name="Noto Serif CJK JP"/>
    </style:style>
    <style:style style:name="T134" style:parent-style-name="StrongEmphasis" style:family="text">
      <style:text-properties style:font-name="Noto Serif CJK JP"/>
    </style:style>
    <style:style style:name="T135" style:parent-style-name="StrongEmphasis" style:family="text">
      <style:text-properties style:font-name="Noto Serif CJK JP" fo:font-weight="normal" style:font-weight-asian="normal" style:font-weight-complex="normal"/>
    </style:style>
    <style:style style:name="T136" style:parent-style-name="StrongEmphasis" style:family="text">
      <style:text-properties style:font-name="Noto Serif CJK JP"/>
    </style:style>
    <style:style style:name="T137" style:parent-style-name="StrongEmphasis" style:family="text">
      <style:text-properties style:font-name="Noto Serif CJK JP" fo:font-weight="normal" style:font-weight-asian="normal" style:font-weight-complex="normal"/>
    </style:style>
    <style:style style:name="T138" style:parent-style-name="StrongEmphasis" style:family="text">
      <style:text-properties style:font-name="Noto Serif CJK JP" fo:font-weight="normal" style:font-weight-asian="normal" style:font-weight-complex="normal"/>
    </style:style>
    <style:style style:name="T139" style:parent-style-name="StrongEmphasis" style:family="text">
      <style:text-properties style:font-name="Noto Serif CJK JP" fo:font-weight="normal" style:font-weight-asian="normal" style:font-weight-complex="normal"/>
    </style:style>
    <style:style style:name="T140" style:parent-style-name="StrongEmphasis" style:family="text">
      <style:text-properties style:font-name="Noto Serif CJK JP"/>
    </style:style>
    <style:style style:name="T141" style:parent-style-name="StrongEmphasis" style:family="text">
      <style:text-properties style:font-name="Noto Serif CJK JP"/>
    </style:style>
    <style:style style:name="T142" style:parent-style-name="StrongEmphasis" style:family="text">
      <style:text-properties style:font-name="Noto Serif CJK JP"/>
    </style:style>
    <style:style style:name="T143" style:parent-style-name="StrongEmphasis" style:family="text">
      <style:text-properties style:font-name="Noto Serif CJK JP" fo:font-weight="normal" style:font-weight-asian="normal" style:font-weight-complex="normal" fo:color="#333333" fo:background-color="#FFFFFF"/>
    </style:style>
    <style:style style:name="T144" style:parent-style-name="StrongEmphasis" style:family="text">
      <style:text-properties style:font-name="Noto Serif CJK JP" fo:font-weight="normal" style:font-weight-asian="normal" style:font-weight-complex="normal"/>
    </style:style>
    <style:style style:name="T145" style:parent-style-name="StrongEmphasis" style:family="text">
      <style:text-properties style:font-name="Noto Serif CJK JP"/>
    </style:style>
    <style:style style:name="T146" style:parent-style-name="StrongEmphasis" style:family="text">
      <style:text-properties style:font-name="Noto Serif CJK JP" fo:font-weight="normal" style:font-weight-asian="normal" style:font-weight-complex="normal"/>
    </style:style>
    <style:style style:name="T147" style:parent-style-name="StrongEmphasis" style:family="text">
      <style:text-properties style:font-name="Noto Serif CJK JP"/>
    </style:style>
    <style:style style:name="T148" style:parent-style-name="StrongEmphasis" style:family="text">
      <style:text-properties style:font-name="Noto Serif CJK JP"/>
    </style:style>
    <style:style style:name="T149" style:parent-style-name="StrongEmphasis" style:family="text">
      <style:text-properties style:font-name="Noto Serif CJK JP" fo:font-weight="normal" style:font-weight-asian="normal" style:font-weight-complex="normal"/>
    </style:style>
    <style:style style:name="T150" style:parent-style-name="StrongEmphasis" style:family="text">
      <style:text-properties style:font-name="Noto Serif CJK JP"/>
    </style:style>
    <style:style style:name="T151" style:parent-style-name="StrongEmphasis" style:family="text">
      <style:text-properties style:font-name="Noto Serif CJK JP" fo:font-weight="normal" style:font-weight-asian="normal" style:font-weight-complex="normal"/>
    </style:style>
    <style:style style:name="T152" style:parent-style-name="StrongEmphasis" style:family="text">
      <style:text-properties style:font-name="Noto Serif CJK JP" fo:font-weight="normal" style:font-weight-asian="normal" style:font-weight-complex="normal"/>
    </style:style>
    <style:style style:name="T153" style:parent-style-name="StrongEmphasis" style:family="text">
      <style:text-properties style:font-name="Noto Serif CJK JP"/>
    </style:style>
    <style:style style:name="T154" style:parent-style-name="StrongEmphasis" style:family="text">
      <style:text-properties style:font-name="Times, 'Times New Roman', serif" fo:font-weight="normal" style:font-weight-asian="normal" style:font-weight-complex="normal"/>
    </style:style>
    <style:style style:name="T155" style:parent-style-name="StrongEmphasis" style:family="text">
      <style:text-properties style:font-name="Noto Serif CJK JP"/>
    </style:style>
    <style:style style:name="T156" style:parent-style-name="StrongEmphasis" style:family="text">
      <style:text-properties style:font-name="Noto Serif CJK JP"/>
    </style:style>
    <style:style style:name="T157" style:parent-style-name="StrongEmphasis" style:family="text">
      <style:text-properties style:font-name="Noto Serif CJK JP" fo:font-weight="normal" style:font-weight-asian="normal" style:font-weight-complex="normal"/>
    </style:style>
    <style:style style:name="T158" style:parent-style-name="StrongEmphasis" style:family="text">
      <style:text-properties style:font-name="Noto Serif CJK JP"/>
    </style:style>
    <style:style style:name="T159" style:parent-style-name="StrongEmphasis" style:family="text">
      <style:text-properties style:font-name="Noto Serif CJK JP" fo:font-weight="normal" style:font-weight-asian="normal" style:font-weight-complex="normal"/>
    </style:style>
    <style:style style:name="T160" style:parent-style-name="StrongEmphasis" style:family="text">
      <style:text-properties style:font-name="Noto Serif CJK JP" fo:font-weight="normal" style:font-weight-asian="normal" style:font-weight-complex="normal"/>
    </style:style>
    <style:style style:name="T161" style:parent-style-name="StrongEmphasis" style:family="text">
      <style:text-properties style:font-name="Noto Serif CJK JP"/>
    </style:style>
    <style:style style:name="T162" style:parent-style-name="StrongEmphasis" style:family="text">
      <style:text-properties style:font-name="Noto Serif CJK JP" fo:font-weight="normal" style:font-weight-asian="normal" style:font-weight-complex="normal"/>
    </style:style>
    <style:style style:name="T163" style:parent-style-name="StrongEmphasis" style:family="text">
      <style:text-properties style:font-name="Noto Serif CJK JP"/>
    </style:style>
    <style:style style:name="T164" style:parent-style-name="StrongEmphasis" style:family="text">
      <style:text-properties style:font-name="Noto Serif CJK JP" fo:font-weight="normal" style:font-weight-asian="normal" style:font-weight-complex="normal" fo:color="#333333" fo:background-color="#FFFFFF"/>
    </style:style>
    <style:style style:name="T165" style:parent-style-name="StrongEmphasis" style:family="text">
      <style:text-properties style:font-name="Noto Serif CJK JP" fo:font-weight="normal" style:font-weight-asian="normal" style:font-weight-complex="normal"/>
    </style:style>
    <style:style style:name="T166" style:parent-style-name="StrongEmphasis" style:family="text">
      <style:text-properties style:font-name="Noto Serif CJK JP" fo:font-weight="normal" style:font-weight-asian="normal" style:font-weight-complex="normal"/>
    </style:style>
    <style:style style:name="T167" style:parent-style-name="StrongEmphasis" style:family="text">
      <style:text-properties style:font-name="Noto Serif CJK JP"/>
    </style:style>
    <style:style style:name="T168" style:parent-style-name="StrongEmphasis" style:family="text">
      <style:text-properties style:font-name="Noto Serif CJK JP" fo:font-weight="normal" style:font-weight-asian="normal" style:font-weight-complex="normal" fo:color="#333333" fo:background-color="#FFFFFF"/>
    </style:style>
    <style:style style:name="T169" style:parent-style-name="StrongEmphasis" style:family="text">
      <style:text-properties style:font-name="Noto Serif CJK JP" fo:font-weight="normal" style:font-weight-asian="normal" style:font-weight-complex="normal"/>
    </style:style>
    <style:style style:name="T170" style:parent-style-name="StrongEmphasis" style:family="text">
      <style:text-properties style:font-name="Liberation Serif"/>
    </style:style>
    <style:style style:name="T171" style:parent-style-name="StrongEmphasis" style:family="text">
      <style:text-properties style:font-name="Liberation Serif"/>
    </style:style>
    <style:style style:name="T172" style:parent-style-name="StrongEmphasis" style:family="text">
      <style:text-properties style:font-name="Noto Serif CJK JP" fo:font-weight="normal" style:font-weight-asian="normal" style:font-weight-complex="normal"/>
    </style:style>
    <style:style style:name="P173" style:parent-style-name="Standard" style:family="paragraph">
      <style:text-properties style:font-name="Noto Serif CJK JP"/>
    </style:style>
    <style:style style:name="P174" style:parent-style-name="Heading1" style:family="paragraph">
      <style:text-properties style:font-name="Noto Serif CJK JP"/>
    </style:style>
    <style:style style:name="P175" style:parent-style-name="Textbody" style:family="paragraph"/>
    <style:style style:name="T176" style:parent-style-name="DefaultParagraphFont" style:family="text">
      <style:text-properties style:font-name="Times, 'Times New Roman', serif" fo:font-size="14pt" style:font-size-asian="14pt" style:font-size-complex="14pt"/>
    </style:style>
    <style:style style:name="P177" style:parent-style-name="Textbody" style:family="paragraph"/>
    <style:style style:name="T178" style:parent-style-name="DefaultParagraphFont" style:family="text">
      <style:text-properties style:font-name="Times, 'Times New Roman', serif" fo:font-size="14pt" style:font-size-asian="14pt" style:font-size-complex="14pt"/>
    </style:style>
    <style:style style:name="T179" style:parent-style-name="DefaultParagraphFont" style:family="text">
      <style:text-properties style:font-name="Noto Serif CJK JP" fo:font-size="14pt" style:font-size-asian="14pt" style:font-size-complex="14pt"/>
    </style:style>
    <style:style style:name="T180" style:parent-style-name="DefaultParagraphFont" style:family="text">
      <style:text-properties style:font-name="Times, 'Times New Roman', serif" fo:font-size="14pt" style:font-size-asian="14pt" style:font-size-complex="14pt"/>
    </style:style>
    <style:style style:name="T181" style:parent-style-name="DefaultParagraphFont" style:family="text">
      <style:text-properties style:font-name="Times, 'Times New Roman', serif" fo:font-size="14pt" style:font-size-asian="14pt" style:font-size-complex="14pt"/>
    </style:style>
    <style:style style:name="T182" style:parent-style-name="StrongEmphasis" style:family="text">
      <style:text-properties style:font-name="Noto Serif CJK JP"/>
    </style:style>
    <style:style style:name="T183" style:parent-style-name="StrongEmphasis" style:family="text">
      <style:text-properties style:font-name="Noto Serif CJK JP" fo:font-weight="normal" style:font-weight-asian="normal" style:font-weight-complex="normal"/>
    </style:style>
  </office:automatic-styles>
  <office:body>
    <office:text text:use-soft-page-breaks="true">
      <text:p text:style-name="P1">NFS<text:s/>(Network<text:s/>file System)</text:p>
      <text:h text:style-name="P2" text:outline-level="1">What is NFS?</text:h>
      <text:p text:style-name="P3">A Network File System (NFS) allows remote machine to mount file systems over a network and interact with those file systems as though they are mounted locally. This enables system<text:s/>administrators to consolidate resources onto centralized servers over the network.</text:p>
      <text:p text:style-name="Textbody"><text:span text:style-name="T4">What is the default port of NFS server?</text:span></text:p>
      <text:p text:style-name="Textbody"><text:span text:style-name="T5">By<text:s/></text:span><text:span text:style-name="T6">default,</text:span><text:span text:style-name="T7"><text:s/>NFS uses 2049 TCP port.</text:span></text:p>
      <text:p text:style-name="Textbody"><text:span text:style-name="T8">What are different versions of NFS<text:s/></text:span><text:span text:style-name="T9">Server?</text:span></text:p>
      <text:list text:style-name="LFO1" text:continue-numbering="true">
        <text:list-item>
          <text:p text:style-name="P10"><text:span text:style-name="T11">Currently, there are three versions of NFS. NFS versio</text:span><text:span text:style-name="T12">n 2 (NFSv2) is older and widely supported. NFS version 3 (NFSv3) supports safe asynchronous writes and is more robust at error handling than NFSv2, it also supports 64-bit file sizes and offsets, allowing clients to access more than 2Gb of file data.</text:span></text:p>
        </text:list-item>
        <text:list-item>
          <text:p text:style-name="P13"><text:span text:style-name="T14">NFS v</text:span><text:span text:style-name="T15">ersion 4 (</text:span><text:span text:style-name="T16">NFSv4</text:span><text:span text:style-name="T17">) works through firewalls and on the Internet, no longer requires<text:s/></text:span><text:span text:style-name="T18">a</text:span><text:span text:style-name="T19"><text:s/></text:span><text:span text:style-name="T20">rpcbind</text:span><text:span text:style-name="T21"><text:s/>service, supports ACLs, and utilizes stateful operations. Red Hat Enterprise Linux 6.X &amp; Centos 6.X supports NFSv</text:span><text:span text:style-name="T22">2, NFSv</text:span><text:span text:style-name="T23">3, and NFSv4 clients. When mounting a file sy</text:span><text:span text:style-name="T24">stem via NFS, Red Hat Enterprise Linux uses NFSv4 by default, if the server supports it.</text:span></text:p>
        </text:list-item>
      </text:list>
      <text:p text:style-name="Textbody"><text:span text:style-name="T25">What are configuration files of NFS<text:s/></text:span><text:span text:style-name="T26">server?</text:span></text:p>
      <text:list text:style-name="LFO2" text:continue-numbering="true">
        <text:list-item>
          <text:p text:style-name="P27"><text:span text:style-name="T28">‘/etc/exports’</text:span><text:span text:style-name="T29"><text:s/>is the main configuration file that controls which file systems are exported to remote hosts and specifies<text:s/></text:span><text:span text:style-name="T30">options.</text:span></text:p>
        </text:list-item>
        <text:list-item>
          <text:p text:style-name="P31"><text:span text:style-name="T32">‘/etc/sysconfig/</text:span><text:span text:style-name="T33">nfs</text:span><text:span text:style-name="T34">‘is</text:span><text:span text:style-name="T35"><text:s/>the file through which we can fix ports for<text:s/></text:span><text:span text:style-name="T36">RQUOTAD_PORT, MOUNTD_PORT, LOCKD_TCPPORT, LOCKD_UDPPORT and STATD_PORT</text:span><text:span text:style-name="T37">.</text:span></text:p>
        </text:list-item>
      </text:list>
      <text:h text:style-name="Heading1" text:outline-level="1"><text:span text:style-name="T38">What are different options used in /etc/exports file?</text:span></text:h>
      <text:p text:style-name="Textbody"><text:span text:style-name="T39">Below<text:s/></text:span><text:span text:style-name="T40">is</text:span><text:span text:style-name="T41"><text:s/>list of options used in /etc/exports<text:s/></text:span><text:span text:style-name="T42">file:</text:span></text:p>
      <text:list text:style-name="LFO3" text:continue-numbering="true">
        <text:list-item>
          <text:p text:style-name="P43"><text:span text:style-name="T44">ro:<text:s/></text:span><text:span text:style-name="T45">The directory is shared read only; the client machine will not be able to write to it. This is the default.</text:span></text:p>
        </text:list-item>
        <text:list-item>
          <text:p text:style-name="P46"><text:span text:style-name="T47">rw:<text:s/></text:span><text:span text:style-name="T48">The client machine will have read and write access to the directory.</text:span></text:p>
        </text:list-item>
        <text:list-item>
          <text:p text:style-name="P49"><text:span text:style-name="T50">root_squash:<text:s/></text:span><text:span text:style-name="T51">By default, any file request made by user root on the<text:s/></text:span><text:span text:style-name="T52">client machine is treated as if it is made by user nobody on the server.</text:span></text:p>
        </text:list-item>
        <text:list-item>
          <text:p text:style-name="P53"><text:span text:style-name="T54">no_root_squash</text:span><text:span text:style-name="T55">: if this option is used , then root on the client machine will have the same level of access to the files on the system as root on the server. (Treat remote root<text:s/></text:span><text:span text:style-name="T56">user as local root.) This can have serious security implications, although it may be necessary if you want to perform any administrative work on the client machine that<text:s/></text:span><text:soft-page-break/><text:span text:style-name="T57">involves the exported directories. You should not specify this option without a good re</text:span><text:span text:style-name="T58">ason.</text:span></text:p>
        </text:list-item>
        <text:list-item>
          <text:p text:style-name="P59"><text:span text:style-name="T60">sync:<text:s/></text:span><text:span text:style-name="T61">Replies to the NFS request only after all data has been written to disk. This is much safer than async, and is the default in all nfs-utils versions after 1.0.0.</text:span></text:p>
        </text:list-item>
        <text:list-item>
          <text:p text:style-name="P62"><text:span text:style-name="T63">async:<text:s/></text:span><text:span text:style-name="T64">Replies to requests before the data is written to disk. This improves perfo</text:span><text:span text:style-name="T65">rmance, but results in lost data if the server goes down.</text:span></text:p>
        </text:list-item>
      </text:list>
      <text:p text:style-name="Textbody"/>
      <text:h text:style-name="Heading1" text:outline-level="1"><text:span text:style-name="T66">How to list available nfs share on local machine &amp; remote<text:s/></text:span><text:span text:style-name="T67">machine?</text:span></text:h>
      <text:p text:style-name="Textbody"><text:span text:style-name="T68">‘showmount -e localhost</text:span><text:span text:style-name="T69">’:</text:span><text:span text:style-name="T70"><text:s/></text:span><text:span text:style-name="T71">Shows the available shares on your local machine.</text:span></text:p>
      <text:h text:style-name="Heading1" text:outline-level="1"><text:span text:style-name="T72">What is pNFS?</text:span></text:h>
      <text:list text:style-name="LFO4" text:continue-numbering="true">
        <text:list-item>
          <text:p text:style-name="P73"><text:span text:style-name="T74">Parallel NFS (pNFS) as part of the NF</text:span><text:span text:style-name="T75">S v4.1 standard is available as of Red Hat Enterprise Linux 6.4.</text:span></text:p>
        </text:list-item>
        <text:list-item>
          <text:p text:style-name="P76"><text:span text:style-name="T77">The<text:s/></text:span><text:span text:style-name="T78">pNFS</text:span><text:span text:style-name="T79"><text:s/>architecture improves the scalability of NFS, with possible improvements to performance.</text:span></text:p>
        </text:list-item>
        <text:list-item>
          <text:p text:style-name="P80"><text:span text:style-name="T81">That is, when a server implements pNFS as well, a client is able to access data through multi</text:span><text:span text:style-name="T82">ple servers concurrently. It supports three storage protocols or layouts:</text:span><text:span text:style-name="T83"><text:s/>files, objects, and blocks.</text:span></text:p>
        </text:list-item>
      </text:list>
      <text:h text:style-name="Heading1" text:outline-level="1"><text:span text:style-name="T84">What is the difference between Hard mount &amp; Soft mount in nfs</text:span><text:span text:style-name="T85">?</text:span></text:h>
      <text:p text:style-name="Textbody"><text:span text:style-name="T86">Difference between soft mount and hard mount is listed<text:s/></text:span><text:span text:style-name="T87">below:</text:span></text:p>
      <text:p text:style-name="Textbody"><text:span text:style-name="T88">Soft Mount:<text:s/></text:span><text:span text:style-name="T89">Consider we hav</text:span><text:span text:style-name="T90">e mounted a NFS share using ‘soft mount</text:span><text:span text:style-name="T91">’.</text:span><text:span text:style-name="T92"><text:s/>When a program or application requests a file from the NFS filesystem, NFS client daemons will try to retrieve the data from the NFS server. But, if it doesn’t get any response from the NFS server (due to any cras</text:span><text:span text:style-name="T93">h or failure of NFS server), the NFS client will report an error to the process on the client machine requesting the file access.</text:span></text:p>
      <text:p text:style-name="Textbody"><text:span text:style-name="T94">The advantage of this mechanism is “fast responsiveness” as it doesn’t wait for the NFS server to respond. But, the main disa</text:span><text:span text:style-name="T95">dvantage of this method is data corruption or loss of data. So, this is not a recommended option to use.</text:span></text:p>
      <text:p text:style-name="Textbody"><text:span text:style-name="T96">Or</text:span></text:p>
      <text:p text:style-name="Textbody"><text:span text:style-name="T97">if a file request fails, the NFS client will report an error to the process on the client machine requesting the file access. if it cannot be satisf</text:span><text:span text:style-name="T98">ied (for example, the server is down), then it quits. This is called soft mounting.</text:span></text:p>
      <text:soft-page-break/>
      <text:p text:style-name="Textbody"><text:span text:style-name="T99">Hard Mount:</text:span><text:span text:style-name="T100"><text:s/>Suppose we have mounted the NFS share using hard mount, it will repeatedly retry to contact the server. Once the server is back online the program will continue</text:span><text:span text:style-name="T101"><text:s/>to execute undisturbed from the state where it was during server crash. We can use the mount option “</text:span><text:span text:style-name="T102">intr</text:span><text:span text:style-name="T103">” which allows NFS requests to be interrupted if the server goes down or cannot be reached. Hence the recommended settings are hard and<text:s/></text:span><text:span text:style-name="T104">intr</text:span><text:span text:style-name="T105"><text:s/>options.</text:span></text:p>
      <text:p text:style-name="Textbody"><text:span text:style-name="T106">Or</text:span></text:p>
      <text:p text:style-name="Textbody"><text:span text:style-name="T107">If a file request fails, the NFS client will report an error to the process on the client machine requesting the file access. if it cannot be satisfied, then it will not quit until the request is satisfied. This is called Hard mounting.</text:span></text:p>
      <text:p text:style-name="Textbody"/>
      <text:h text:style-name="Heading1" text:outline-level="1"><text:span text:style-name="T108">How to check io</text:span><text:span text:style-name="T109">stat of nfs mount points ?</text:span></text:h>
      <text:p text:style-name="Textbody"><text:span text:style-name="T110">Using command ‘</text:span><text:span text:style-name="T111">nfsiostat</text:span><text:span text:style-name="T112">‘ we can list iostat of nfs mount points. Use the below command :</text:span><text:span text:style-name="T113"><text:line-break/></text:span><text:span text:style-name="T114"># nfsiostat &lt;interval&gt; &lt;count&gt; &lt;mount_point&gt;</text:span></text:p>
      <text:h text:style-name="Heading1" text:outline-level="1"><text:span text:style-name="T115">How to check nfs server version ?</text:span></text:h>
      <text:p text:style-name="Textbody"><text:span text:style-name="T116">‘nfsstat -o all’</text:span><text:span text:style-name="T117"><text:s/>command shows all information about active<text:s/></text:span><text:span text:style-name="T118">versions of NFS.</text:span></text:p>
      <text:h text:style-name="Heading1" text:outline-level="1"><text:span text:style-name="T119">What is portmap?</text:span></text:h>
      <text:p text:style-name="Textbody"><text:span text:style-name="T120">The</text:span><text:span text:style-name="T121"><text:s/>portmapper</text:span><text:span text:style-name="T122"><text:s/>keeps a list of what services are running on what ports. This list is used by a connecting machine to see what ports it wants to talk to access certain services.</text:span></text:p>
      <text:h text:style-name="Heading1" text:outline-level="1"><text:span text:style-name="T123">How you will check "portmap" service is runni</text:span><text:span text:style-name="T124">ng or not?</text:span></text:h>
      <text:p text:style-name="Textbody"><text:span text:style-name="T125">rpcinfo -p</text:span></text:p>
      <text:h text:style-name="Heading1" text:outline-level="1"><text:span text:style-name="T126">How to reexport all the directories of ‘/etc/exports’ file ?</text:span></text:h>
      <text:p text:style-name="Textbody"><text:span text:style-name="T127">Using the command ‘<text:s/></text:span><text:span text:style-name="T128">exportfs -r</text:span><text:span text:style-name="T129"><text:s/>‘ , we can reexport or refresh entries of ‘/etc/exports’ file without restarting nfs service.</text:span></text:p>
      <text:h text:style-name="Heading1" text:outline-level="1"><text:span text:style-name="T130">Explain this entry /shared 192.168.1.0/255.255.255.0 (sync, rw)</text:span><text:span text:style-name="T131">?</text:span></text:h>
      <text:p text:style-name="Textbody"><text:span text:style-name="T132">allows all systems with 192.168.1.* IP addresses read-write access to the /shared/ directory:</text:span></text:p>
      <text:h text:style-name="Heading1" text:outline-level="1"><text:span text:style-name="T133">Ho</text:span><text:span text:style-name="T134">w to retrieve a list of clients connected to the NFS server ?</text:span></text:h>
      <text:p text:style-name="Textbody"><text:span text:style-name="T135">To retrieve a list of clients connected to the NFS server, use the<text:s/></text:span><text:span text:style-name="T136">showmount</text:span><text:span text:style-name="T137"><text:s/>command from a shell prompt.</text:span></text:p>
      <text:p text:style-name="Textbody"><text:span text:style-name="T138">To also show the directories the clients are connected to, use the</text:span><text:span text:style-name="T139"><text:line-break/></text:span><text:span text:style-name="T140">showmount -a command</text:span><text:span text:style-name="T141">.</text:span></text:p>
      <text:soft-page-break/>
      <text:h text:style-name="Heading1" text:outline-level="1"><text:span text:style-name="T142">Can we grant access by Username and password for nfs share?</text:span></text:h>
      <text:p text:style-name="Textbody"><text:span text:style-name="T143"> </text:span><text:span text:style-name="T144">No, access is granted only for IP address.</text:span></text:p>
      <text:h text:style-name="Heading1" text:outline-level="1"><text:span text:style-name="T145">What is the role of "all_squash" option?</text:span></text:h>
      <text:p text:style-name="Textbody"><text:span text:style-name="T146">Treat all client users as anonymous users. Map all user and group IDs to the anonymous user and group ID.</text:span></text:p>
      <text:p text:style-name="Textbody"><text:span text:style-name="T147">Exp</text:span><text:span text:style-name="T148">lain “exportfs” command?</text:span></text:p>
      <text:p text:style-name="Textbody"><text:span text:style-name="T149">The exportfs command is used to maintain the current table of exported file systems for NFS.</text:span></text:p>
      <text:h text:style-name="Heading1" text:outline-level="1"><text:span text:style-name="T150">Explain command "/usr/sbin/exportfs -f"?</text:span></text:h>
      <text:p text:style-name="Textbody"><text:span text:style-name="T151">It will flush everything out of the kernels export table. Any clients that are active will get ne</text:span><text:span text:style-name="T152">w entries added by mountd when they make their next request.</text:span></text:p>
      <text:h text:style-name="Heading1" text:outline-level="1"><text:span text:style-name="T153">Which option is used with exportfs command to display the current export list, also displays the list of export options?</text:span></text:h>
      <text:p text:style-name="Textbody"><text:span text:style-name="T154">exportfs -v</text:span></text:p>
      <text:h text:style-name="Heading1" text:outline-level="1"><text:span text:style-name="T155">How you will export directory (/data) to host 192.168.1.51, al</text:span><text:span text:style-name="T156">lowing asynchronous writes without adding the entry in /etc/exports file?</text:span></text:h>
      <text:p text:style-name="Textbody"><text:span text:style-name="T157"># exportfs -o async 192.168.1.51:/data</text:span></text:p>
      <text:h text:style-name="Heading1" text:outline-level="1"><text:span text:style-name="T158">Is rpc.mountd daemon supports TCP_WRAPPERS?</text:span></text:h>
      <text:p text:style-name="Textbody"><text:span text:style-name="T159">Yes, The rpc.mountd daemon is protected by the tcp_wrappers. You have to give the clients access to</text:span><text:span text:style-name="T160"><text:s/>rpc.mountd if they should be allowed to use NFS Server.</text:span></text:p>
      <text:h text:style-name="Heading1" text:outline-level="1"><text:span text:style-name="T161">Explain "nfsstat" command?</text:span></text:h>
      <text:p text:style-name="Textbody"><text:span text:style-name="T162">The nfsstat command displays the statistics about NFS client and NFS server activity.</text:span></text:p>
      <text:h text:style-name="Heading1" text:outline-level="1"><text:span text:style-name="T163">What do you understand by "nfsstat -o all -234" command?</text:span></text:h>
      <text:p text:style-name="Textbody"><text:span text:style-name="T164"> </text:span><text:span text:style-name="T165">It will Show all information</text:span><text:span text:style-name="T166"><text:s/>about all versions of NFS.</text:span></text:p>
      <text:h text:style-name="Heading1" text:outline-level="1"><text:span text:style-name="T167">Can NFS share mounted on Window XP and Justify your answer?</text:span></text:h>
      <text:p text:style-name="Textbody"><text:span text:style-name="T168"> </text:span><text:span text:style-name="T169">No, Window XP operating system doesn’t support nfs protocol.</text:span></text:p>
      <text:h text:style-name="Heading1" text:outline-level="1"><text:span text:style-name="T170">192.168.1.51:/data is exported by NFS Server and i want to add this NFS share to client<text:s/></text:span><text:span text:style-name="T171">/etc/fstab file. How you will add this entry in /etc/fstab file?</text:span></text:h>
      <text:p text:style-name="Standard"><text:span text:style-name="T172"># device <text:s text:c="20"/>mount-point <text:s text:c="5"/>fs-type <text:s text:c="3"/>options <text:s text:c="5"/>dump <text:s text:c="2"/>fsckorder</text:span></text:p>
      <text:p text:style-name="P173">192.168.1.51:/data <text:s text:c="7"/>/mnt <text:s text:c="12"/>nfs <text:s text:c="10"/>rw <text:s text:c="15"/>0 <text:s text:c="9"/>0</text:p>
      <text:p text:style-name="Standard"/>
      <text:soft-page-break/>
      <text:h text:style-name="P174" text:outline-level="1">I am<text:s/>unable to mount a NFS share. How will you trace out the reason?</text:h>
      <text:list text:style-name="LFO5" text:continue-numbering="true">
        <text:list-item>
          <text:p text:style-name="P175"><text:span text:style-name="T176">Firstly, check that you have permissions to mount nfs share or not. Check /etc/exports file.</text:span></text:p>
        </text:list-item>
        <text:list-item>
          <text:p text:style-name="P177"><text:span text:style-name="T178">Secondly you can get RPC error: Program Not Registered (or another "RPC" error)</text:span><text:span text:style-name="T179"><text:s/></text:span><text:span text:style-name="T180">For this check your</text:span><text:span text:style-name="T181"><text:s/>NFS server and portmap service running or not by "rpcinfo -p"</text:span></text:p>
        </text:list-item>
      </text:list>
      <text:h text:style-name="Heading1" text:outline-level="1"><text:span text:style-name="T182">Can I modify export permissions without needing to remount clients in order to have them take effect?</text:span></text:h>
      <text:p text:style-name="Textbody"><text:span text:style-name="T183">Yes. The safest thing to do is edit /etc/exports and run "exportfs -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Noto Serif CJK JP" svg:font-family="Noto Serif CJK JP" style:font-family-generic="roman"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Times, 'Times New Roman', serif" svg:font-family="Times, 'Times New Roman', serif"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umeet Bhandari</dc:creator>
    <meta:creation-date>2021-02-15T22:48:00Z</meta:creation-date>
    <dc:date>2021-02-25T18:51:00Z</dc:date>
    <meta:template xlink:href="Normal" xlink:type="simple"/>
    <meta:editing-cycles>294</meta:editing-cycles>
    <meta:editing-duration>PT3780S</meta:editing-duration>
    <meta:document-statistic meta:page-count="5" meta:paragraph-count="16" meta:word-count="1224" meta:character-count="8185" meta:row-count="58" meta:non-whitespace-character-count="6977"/>
  </office:meta>
</office:document-meta>
</file>